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layer="layout" svg:width="25.199cm" svg:height="12.179cm" svg:x="1.4cm" svg:y="4.914cm" presentation:class="subtitle">
          <draw:text-box>
            <text:p>Xavier Sirault</text:p>
            <text:p>CSIRO High Resolution Plant Phenomics Centre</text:p>
            <text:p>Canber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management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QL Databases</text:p>
                <text:list>
                  <text:list-item>
                    <text:p>Require single fixed schema</text:p>
                  </text:list-item>
                  <text:list-item>
                    <text:p>Irregular migrations</text:p>
                  </text:list-item>
                  <text:list-item>
                    <text:p>No single format for data interchange</text:p>
                  </text:list-item>
                  <text:list-item>
                    <text:p>Good structural integrity verification</text:p>
                  </text:list-item>
                  <text:list-item>
                    <text:p>No semantic integrity verification</text:p>
                  </text:list-item>
                </text:list>
              </text:list-item>
              <text:list-item>
                <text:p>HTTP RDF Linked Data</text:p>
                <text:list>
                  <text:list-item>
                    <text:p>Designed for interchange, schemaless</text:p>
                  </text:list-item>
                  <text:list-item>
                    <text:p>Read-only</text:p>
                  </text:list-item>
                  <text:list-item>
                    <text:p>Low quality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management tradeof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I.e., 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edi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D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ality controlled</text:p>
              </text:list-item>
              <text:list-item>
                <text:p>Flexible</text:p>
              </text:list-item>
              <text:list-item>
                <text:p>Strategies for improving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 processing workflo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QL databases on most machines</text:p>
              </text:list-item>
              <text:list-item>
                <text:p>File system storage for others</text:p>
              </text:list-item>
              <text:list-item>
                <text:p>Machine specific scripts to produce event descriptions using RDF</text:p>
              </text:list-item>
              <text:list-item>
                <text:p>HTTP POST to add RDF to Project in PODD</text:p>
              </text:list-item>
              <text:list-item>
                <text:p>Event links pot to images and processed images</text:p>
              </text:list-item>
              <text:list-item>
                <text:p>Pot links to other events such as watering, planting, and metadata such as genotype and wild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ARQ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goal to allow for arbitrary SPARQL queries across PODD instanc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18T09:29:04.415545421</dc:date>
    <dc:creator>Peter Ansell</dc:creator>
    <meta:editing-duration>PT2H4M26S</meta:editing-duration>
    <meta:editing-cycles>7</meta:editing-cycles>
    <meta:generator>LibreOffice/4.1.5.3$Linux_X86_64 LibreOffice_project/410m0$Build-3</meta:generator>
    <meta:document-statistic meta:object-count="45"/>
  </office:meta>
</office:document-meta>
</file>